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e674c" officeooo:paragraph-rsid="001e674c" style:font-weight-asian="bold" style:font-weight-complex="bold"/>
    </style:style>
    <style:style style:name="P3" style:family="paragraph" style:parent-style-name="Standard">
      <style:text-properties fo:font-weight="bold" officeooo:rsid="001e674c" officeooo:paragraph-rsid="00281355" style:font-weight-asian="bold" style:font-weight-complex="bold"/>
    </style:style>
    <style:style style:name="P4" style:family="paragraph" style:parent-style-name="Standard">
      <style:text-properties fo:font-weight="bold" officeooo:rsid="001e674c" officeooo:paragraph-rsid="002989f7" style:font-weight-asian="bold" style:font-weight-complex="bold"/>
    </style:style>
    <style:style style:name="P5" style:family="paragraph" style:parent-style-name="Standard">
      <style:text-properties fo:font-weight="bold" officeooo:rsid="001e674c" officeooo:paragraph-rsid="002b36bc" style:font-weight-asian="bold" style:font-weight-complex="bold"/>
    </style:style>
    <style:style style:name="P6" style:family="paragraph" style:parent-style-name="Standard">
      <style:text-properties fo:font-weight="bold" officeooo:rsid="001e674c" officeooo:paragraph-rsid="002cb578" style:font-weight-asian="bold" style:font-weight-complex="bold"/>
    </style:style>
    <style:style style:name="P7" style:family="paragraph" style:parent-style-name="Standard">
      <style:text-properties fo:font-weight="bold" officeooo:rsid="001e674c" officeooo:paragraph-rsid="00355924" style:font-weight-asian="bold" style:font-weight-complex="bold"/>
    </style:style>
    <style:style style:name="P8" style:family="paragraph" style:parent-style-name="Standard">
      <style:text-properties fo:font-weight="bold" officeooo:rsid="001e674c" officeooo:paragraph-rsid="0035e8fa" style:font-weight-asian="bold" style:font-weight-complex="bold"/>
    </style:style>
    <style:style style:name="P9" style:family="paragraph" style:parent-style-name="Standard">
      <style:text-properties fo:font-weight="bold" officeooo:rsid="001e674c" officeooo:paragraph-rsid="003a95d1" style:font-weight-asian="bold" style:font-weight-complex="bold"/>
    </style:style>
    <style:style style:name="P10" style:family="paragraph" style:parent-style-name="Standard">
      <style:text-properties fo:font-weight="bold" officeooo:rsid="0022dadd" officeooo:paragraph-rsid="00281355" style:font-weight-asian="bold" style:font-weight-complex="bold"/>
    </style:style>
    <style:style style:name="P11" style:family="paragraph" style:parent-style-name="Standard">
      <style:text-properties fo:font-weight="bold" officeooo:rsid="0024340a" officeooo:paragraph-rsid="0024340a" style:font-weight-asian="bold" style:font-weight-complex="bold"/>
    </style:style>
    <style:style style:name="P12" style:family="paragraph" style:parent-style-name="Standard">
      <style:text-properties fo:font-weight="bold" officeooo:rsid="0024340a" officeooo:paragraph-rsid="00281355" style:font-weight-asian="bold" style:font-weight-complex="bold"/>
    </style:style>
    <style:style style:name="P13" style:family="paragraph" style:parent-style-name="Standard">
      <style:text-properties fo:font-weight="bold" officeooo:rsid="0024340a" officeooo:paragraph-rsid="003035b1" style:font-weight-asian="bold" style:font-weight-complex="bold"/>
    </style:style>
    <style:style style:name="P14" style:family="paragraph" style:parent-style-name="Standard">
      <style:text-properties fo:font-weight="bold" officeooo:paragraph-rsid="00281355" style:font-weight-asian="bold" style:font-weight-complex="bold"/>
    </style:style>
    <style:style style:name="P15" style:family="paragraph" style:parent-style-name="Standard">
      <style:text-properties fo:font-weight="bold" officeooo:paragraph-rsid="002b36bc" style:font-weight-asian="bold" style:font-weight-complex="bold"/>
    </style:style>
    <style:style style:name="P16" style:family="paragraph" style:parent-style-name="Standard">
      <style:text-properties fo:font-weight="bold" officeooo:paragraph-rsid="002cb578" style:font-weight-asian="bold" style:font-weight-complex="bold"/>
    </style:style>
    <style:style style:name="P17" style:family="paragraph" style:parent-style-name="Standard">
      <style:text-properties fo:font-weight="bold" officeooo:rsid="002cb578" officeooo:paragraph-rsid="002cb578" style:font-weight-asian="bold" style:font-weight-complex="bold"/>
    </style:style>
    <style:style style:name="P18" style:family="paragraph" style:parent-style-name="Standard">
      <style:text-properties fo:font-weight="bold" officeooo:rsid="002e60ef" officeooo:paragraph-rsid="002e60ef" style:font-weight-asian="bold" style:font-weight-complex="bold"/>
    </style:style>
    <style:style style:name="P19" style:family="paragraph" style:parent-style-name="Standard">
      <style:text-properties fo:font-weight="bold" officeooo:rsid="002e64df" officeooo:paragraph-rsid="002e64df" style:font-weight-asian="bold" style:font-weight-complex="bold"/>
    </style:style>
    <style:style style:name="P20" style:family="paragraph" style:parent-style-name="Standard">
      <style:text-properties fo:font-weight="bold" officeooo:rsid="002e64df" officeooo:paragraph-rsid="002ec5f2" style:font-weight-asian="bold" style:font-weight-complex="bold"/>
    </style:style>
    <style:style style:name="P21" style:family="paragraph" style:parent-style-name="Standard">
      <style:text-properties fo:font-weight="bold" officeooo:rsid="00304bd3" officeooo:paragraph-rsid="00304bd3" style:font-weight-asian="bold" style:font-weight-complex="bold"/>
    </style:style>
    <style:style style:name="P22" style:family="paragraph" style:parent-style-name="Standard">
      <style:text-properties fo:font-weight="bold" officeooo:rsid="00338f8e" officeooo:paragraph-rsid="00338f8e" style:font-weight-asian="bold" style:font-weight-complex="bold"/>
    </style:style>
    <style:style style:name="P23" style:family="paragraph" style:parent-style-name="Standard">
      <style:text-properties fo:font-weight="bold" officeooo:rsid="00338f8e" officeooo:paragraph-rsid="00355924" style:font-weight-asian="bold" style:font-weight-complex="bold"/>
    </style:style>
    <style:style style:name="P24" style:family="paragraph" style:parent-style-name="Standard">
      <style:text-properties fo:font-weight="bold" officeooo:rsid="00338f8e" officeooo:paragraph-rsid="0035e8fa" style:font-weight-asian="bold" style:font-weight-complex="bold"/>
    </style:style>
    <style:style style:name="P25" style:family="paragraph" style:parent-style-name="Standard">
      <style:text-properties fo:font-weight="bold" officeooo:rsid="00338f8e" officeooo:paragraph-rsid="003a95d1" style:font-weight-asian="bold" style:font-weight-complex="bold"/>
    </style:style>
    <style:style style:name="P26" style:family="paragraph" style:parent-style-name="Standard">
      <style:text-properties fo:font-weight="bold" officeooo:paragraph-rsid="00355924" style:font-weight-asian="bold" style:font-weight-complex="bold"/>
    </style:style>
    <style:style style:name="P27" style:family="paragraph" style:parent-style-name="Standard">
      <style:text-properties fo:font-weight="bold" officeooo:paragraph-rsid="0035e8fa" style:font-weight-asian="bold" style:font-weight-complex="bold"/>
    </style:style>
    <style:style style:name="P28" style:family="paragraph" style:parent-style-name="Standard">
      <style:text-properties fo:font-weight="bold" officeooo:paragraph-rsid="003a95d1" style:font-weight-asian="bold" style:font-weight-complex="bold"/>
    </style:style>
    <style:style style:name="P29" style:family="paragraph" style:parent-style-name="Standard">
      <style:text-properties fo:font-style="italic" style:font-style-asian="italic" style:font-style-complex="italic"/>
    </style:style>
    <style:style style:name="P30" style:family="paragraph" style:parent-style-name="Heading_20_1">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1e674c" style:font-weight-asian="normal" style:font-weight-complex="normal"/>
    </style:style>
    <style:style style:name="T4" style:family="text">
      <style:text-properties fo:font-weight="normal" officeooo:rsid="001ffcee" style:font-weight-asian="normal" style:font-weight-complex="normal"/>
    </style:style>
    <style:style style:name="T5" style:family="text">
      <style:text-properties fo:font-weight="normal" officeooo:rsid="0021e584" style:font-weight-asian="normal" style:font-weight-complex="normal"/>
    </style:style>
    <style:style style:name="T6" style:family="text">
      <style:text-properties fo:font-weight="normal" officeooo:rsid="0022dadd" style:font-weight-asian="normal" style:font-weight-complex="normal"/>
    </style:style>
    <style:style style:name="T7" style:family="text">
      <style:text-properties fo:font-weight="normal" officeooo:rsid="0026b811" style:font-weight-asian="normal" style:font-weight-complex="normal"/>
    </style:style>
    <style:style style:name="T8" style:family="text">
      <style:text-properties fo:font-weight="normal" officeooo:rsid="00281355" style:font-weight-asian="normal" style:font-weight-complex="normal"/>
    </style:style>
    <style:style style:name="T9" style:family="text">
      <style:text-properties fo:font-weight="normal" officeooo:rsid="002989f7" style:font-weight-asian="normal" style:font-weight-complex="normal"/>
    </style:style>
    <style:style style:name="T10" style:family="text">
      <style:text-properties fo:font-weight="normal" officeooo:rsid="002b36bc" style:font-weight-asian="normal" style:font-weight-complex="normal"/>
    </style:style>
    <style:style style:name="T11" style:family="text">
      <style:text-properties fo:font-weight="normal" officeooo:rsid="002cb578" style:font-weight-asian="normal" style:font-weight-complex="normal"/>
    </style:style>
    <style:style style:name="T12" style:family="text">
      <style:text-properties fo:font-weight="normal" officeooo:rsid="002f06ec" style:font-weight-asian="normal" style:font-weight-complex="normal"/>
    </style:style>
    <style:style style:name="T13" style:family="text">
      <style:text-properties fo:font-weight="normal" officeooo:rsid="003035b1" style:font-weight-asian="normal" style:font-weight-complex="normal"/>
    </style:style>
    <style:style style:name="T14" style:family="text">
      <style:text-properties fo:font-weight="normal" officeooo:rsid="00304bd3" style:font-weight-asian="normal" style:font-weight-complex="normal"/>
    </style:style>
    <style:style style:name="T15" style:family="text">
      <style:text-properties fo:font-weight="normal" officeooo:rsid="003240bd" style:font-weight-asian="normal" style:font-weight-complex="normal"/>
    </style:style>
    <style:style style:name="T16" style:family="text">
      <style:text-properties fo:font-weight="normal" officeooo:rsid="00338f8e" style:font-weight-asian="normal" style:font-weight-complex="normal"/>
    </style:style>
    <style:style style:name="T17" style:family="text">
      <style:text-properties fo:font-weight="normal" officeooo:rsid="00355924" style:font-weight-asian="normal" style:font-weight-complex="normal"/>
    </style:style>
    <style:style style:name="T18" style:family="text">
      <style:text-properties fo:font-weight="normal" officeooo:rsid="0035e8fa" style:font-weight-asian="normal" style:font-weight-complex="normal"/>
    </style:style>
    <style:style style:name="T19" style:family="text">
      <style:text-properties fo:font-weight="normal" officeooo:rsid="0037b30d" style:font-weight-asian="normal" style:font-weight-complex="normal"/>
    </style:style>
    <style:style style:name="T20" style:family="text">
      <style:text-properties fo:font-weight="normal" officeooo:rsid="003a95d1" style:font-weight-asian="normal" style:font-weight-complex="normal"/>
    </style:style>
    <style:style style:name="T21" style:family="text">
      <style:text-properties fo:font-weight="normal" officeooo:rsid="003c171a" style:font-weight-asian="normal" style:font-weight-complex="normal"/>
    </style:style>
    <style:style style:name="T22" style:family="text">
      <style:text-properties fo:font-weight="normal" officeooo:rsid="003cdfea" style:font-weight-asian="normal" style:font-weight-complex="normal"/>
    </style:style>
    <style:style style:name="T23" style:family="text">
      <style:text-properties fo:font-weight="normal" officeooo:rsid="003e39ce" style:font-weight-asian="normal" style:font-weight-complex="normal"/>
    </style:style>
    <style:style style:name="T24" style:family="text">
      <style:text-properties fo:font-weight="normal" officeooo:rsid="003e9ab6" style:font-weight-asian="normal" style:font-weight-complex="normal"/>
    </style:style>
    <style:style style:name="T25" style:family="text">
      <style:text-properties fo:font-weight="normal" officeooo:rsid="003f80d1" style:font-weight-asian="normal" style:font-weight-complex="normal"/>
    </style:style>
    <style:style style:name="T26" style:family="text">
      <style:text-properties officeooo:rsid="001e674c"/>
    </style:style>
    <style:style style:name="T27" style:family="text">
      <style:text-properties fo:font-weight="bold" style:font-weight-asian="bold" style:font-weight-complex="bold"/>
    </style:style>
    <style:style style:name="T28" style:family="text">
      <style:text-properties style:use-window-font-color="true" fo:font-weight="normal" officeooo:rsid="001ffcee" style:font-weight-asian="normal" style:font-weight-complex="normal"/>
    </style:style>
    <style:style style:name="T29" style:family="text">
      <style:text-properties style:use-window-font-color="true" fo:font-weight="normal" officeooo:rsid="0026b811" style:font-weight-asian="normal" style:font-weight-complex="normal"/>
    </style:style>
    <style:style style:name="T30" style:family="text">
      <style:text-properties fo:color="#ff3300" fo:font-weight="normal" officeooo:rsid="001ffcee" style:font-weight-asian="normal" style:font-weight-complex="normal"/>
    </style:style>
    <style:style style:name="T31" style:family="text">
      <style:text-properties officeooo:rsid="0022dadd"/>
    </style:style>
    <style:style style:name="T32" style:family="text">
      <style:text-properties fo:color="#0084d1" fo:font-weight="normal" style:font-weight-asian="normal" style:font-weight-complex="normal"/>
    </style:style>
    <style:style style:name="T33" style:family="text">
      <style:text-properties fo:color="#0084d1" fo:font-weight="normal" officeooo:rsid="0021e584" style:font-weight-asian="normal" style:font-weight-complex="normal"/>
    </style:style>
    <style:style style:name="T34" style:family="text">
      <style:text-properties fo:color="#0084d1" fo:font-weight="normal" officeooo:rsid="003035b1" style:font-weight-asian="normal" style:font-weight-complex="normal"/>
    </style:style>
    <style:style style:name="T35" style:family="text">
      <style:text-properties fo:color="#0084d1" fo:font-weight="normal" officeooo:rsid="00304bd3" style:font-weight-asian="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35e8fa" style:font-style-asian="normal" style:font-style-complex="normal"/>
    </style:style>
    <style:style style:name="T38" style:family="text">
      <style:text-properties fo:font-style="normal" officeooo:rsid="003950f9"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355924" style:font-style-asian="normal" style:font-weight-asian="normal" style:font-style-complex="normal" style:font-weight-complex="normal"/>
    </style:style>
    <style:style style:name="T41" style:family="text">
      <style:text-properties fo:font-style="normal" fo:font-weight="normal" officeooo:rsid="0035e8fa" style:font-style-asian="normal" style:font-weight-asian="normal" style:font-style-complex="normal" style:font-weight-complex="normal"/>
    </style:style>
    <style:style style:name="T42" style:family="text">
      <style:text-properties fo:font-style="normal" fo:font-weight="normal" officeooo:rsid="0037f883" style:font-style-asian="normal" style:font-weight-asian="normal" style:font-style-complex="normal" style:font-weight-complex="normal"/>
    </style:style>
    <style:style style:name="T43" style:family="text">
      <style:text-properties fo:font-style="normal" fo:font-weight="normal" officeooo:rsid="003950f9" style:font-style-asian="normal" style:font-weight-asian="normal" style:font-style-complex="normal" style:font-weight-complex="normal"/>
    </style:style>
    <style:style style:name="T44" style:family="text">
      <style:text-properties fo:font-style="normal" fo:font-weight="normal" officeooo:rsid="003a95d1" style:font-style-asian="normal" style:font-weight-asian="normal" style:font-style-complex="normal" style:font-weight-complex="normal"/>
    </style:style>
    <style:style style:name="T45" style:family="text">
      <style:text-properties fo:font-style="normal" fo:font-weight="normal" officeooo:rsid="003b4b82" style:font-style-asian="normal" style:font-weight-asian="normal" style:font-style-complex="normal" style:font-weight-complex="normal"/>
    </style:style>
    <style:style style:name="T46" style:family="text">
      <style:text-properties fo:font-style="normal" fo:font-weight="normal" officeooo:rsid="003b8563" style:font-style-asian="normal" style:font-weight-asian="normal" style:font-style-complex="normal" style:font-weight-complex="normal"/>
    </style:style>
    <style:style style:name="T47" style:family="text">
      <style:text-properties fo:font-style="normal" fo:font-weight="normal" officeooo:rsid="003cdfea" style:font-style-asian="normal" style:font-weight-asian="normal" style:font-style-complex="normal" style:font-weight-complex="normal"/>
    </style:style>
    <style:style style:name="T48" style:family="text">
      <style:text-properties officeooo:rsid="003035b1"/>
    </style:style>
    <style:style style:name="T49" style:family="text">
      <style:text-properties officeooo:rsid="00304bd3"/>
    </style:style>
    <style:style style:name="T50" style:family="text">
      <style:text-properties officeooo:rsid="003c6db4"/>
    </style:style>
    <style:style style:name="T51" style:family="text">
      <style:text-properties style:text-outline="false" style:text-line-through-style="none" style:text-line-through-type="none" style:font-name="Liberation Sans1" fo:font-size="7.5pt" fo:font-style="normal" fo:text-shadow="none" style:text-underline-style="none" fo:font-weight="normal" style:font-size-asian="7.5pt" style:font-style-asian="normal" style:font-weight-asian="normal" style:text-emphasize="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s 4</text:h>
      <text:p text:style-name="P29">Search for recipes by i<text:span text:style-name="T50">ngredients</text:span> and recipe names and view them (for guests as well), <text:span text:style-name="T50">d</text:span>ownload of recipes</text:p>
      <text:p text:style-name="Standard"/>
      <text:p text:style-name="P10">Title:<text:span text:style-name="T2"> View </text:span><text:span text:style-name="T21">r</text:span><text:span text:style-name="T2">ecipe</text:span></text:p>
      <text:p text:style-name="P10">Actors:<text:span text:style-name="T2"> logged-in user, admin, guest</text:span></text:p>
      <text:p text:style-name="P10">Primary Actor:<text:span text:style-name="T2"> guest</text:span></text:p>
      <text:p text:style-name="P18">Precondition: <text:span text:style-name="T39">A </text:span><text:span text:style-name="T47">general </text:span><text:span text:style-name="T39">list of recipes is shown.</text:span></text:p>
      <text:p text:style-name="P10">Basic flow:<text:span text:style-name="T2"> The guest clicks on a </text:span><text:span text:style-name="T11">shown </text:span><text:span text:style-name="T2">recipe to view it. The </text:span><text:span text:style-name="T5">guest is able to see the recipe details, which include the picture (if available), the ingredients, the instructions, the time needed to create the meal and the difficulty. </text:span><text:span text:style-name="T23">Buttons</text:span><text:span text:style-name="T15"> for downloading the recipe, </text:span><text:span text:style-name="T23">favoriting it and adding it to a personal recipe list are also shown.</text:span></text:p>
      <text:p text:style-name="P12"><text:span text:style-name="T31">Alternative flow:</text:span><text:span text:style-name="T5"> The guest is a logged-in user or the administrator. To assume one of those rules, the guest has to log in first (see use case: „</text:span><text:span text:style-name="T33">Log in</text:span><text:span text:style-name="T5">“)</text:span></text:p>
      <text:p text:style-name="P1"/>
      <text:p text:style-name="P1">Title: <text:span text:style-name="T3">Search for a recipe by name</text:span></text:p>
      <text:p text:style-name="P2"><text:span text:style-name="T26">A</text:span>ctors: <text:span text:style-name="T2">logged-in user, </text:span><text:span text:style-name="T6">admin, </text:span><text:span text:style-name="T2">guest</text:span></text:p>
      <text:p text:style-name="P1">Primary Actor: <text:span text:style-name="T3">guest</text:span></text:p>
      <text:p text:style-name="P19"><text:span text:style-name="T26">P</text:span>recondition:<text:span text:style-name="T2"> Some recipes are available in the database.</text:span></text:p>
      <text:p text:style-name="P2">Basic flow: <text:span text:style-name="T9">The guest chooses the search-option „Search by name“. He</text:span><text:span text:style-name="T4"> begins to enter the name of a recipe he wants to find into the </text:span><text:span text:style-name="T9">search-textfield</text:span><text:span text:style-name="T4"> of the website. After the third typed-in letter, names of available recipes, which contain the typed in sequence of letters, will be shown to the guest. He either chooses one of those names, which then becomes the new search-term, or continues typing to specify another search-term. After the guest has specified the name of the recipe he wants to search for, he presses the search-button </text:span><text:span text:style-name="T7">or Enter,</text:span><text:span text:style-name="T4"> and a list of all available recipes with the given or a similar name are shown to the user.</text:span><text:span text:style-name="T28"> Furthermore, recipe-specific information is shown additionally to the name. </text:span><text:span text:style-name="T29">This includes </text:span><text:span text:style-name="T28">the time it takes to complete the recipe, and the difficulty (</text:span><text:span text:style-name="T30">more? Maybe the picture?</text:span><text:span text:style-name="T28">).</text:span><text:span text:style-name="T4"> The </text:span><text:span text:style-name="T5">guest</text:span><text:span text:style-name="T4"> can then peruse the list </text:span><text:span text:style-name="T5">and click on the recipe he wants to view. The recipe view is then opened </text:span><text:span text:style-name="T6">(see use case „View recipe“).</text:span></text:p>
      <text:p text:style-name="P11"><text:span text:style-name="T31">A</text:span>lternative flow: <text:span text:style-name="T2">The guest is a logged-in user or the administrator. To assume one of those rules, the guest has to log in first (see use case: „</text:span><text:span text:style-name="T32">Log in</text:span><text:span text:style-name="T2">“)</text:span></text:p>
      <text:p text:style-name="P2"/>
      <text:p text:style-name="P14">Title: <text:span text:style-name="T3">Search for a recipe by </text:span><text:span text:style-name="T8">ingredients</text:span></text:p>
      <text:p text:style-name="P3">Actors: <text:span text:style-name="T2">logged-in user, </text:span><text:span text:style-name="T6">admin, </text:span><text:span text:style-name="T2">guest</text:span></text:p>
      <text:p text:style-name="P14">Primary Actor: <text:span text:style-name="T3">guest</text:span></text:p>
      <text:p text:style-name="P20"><text:span text:style-name="T26">Precondition:</text:span><text:span text:style-name="T3"> Some recipes are available in the database.</text:span></text:p>
      <text:p text:style-name="P4">Basic flow: <text:span text:style-name="T9">The guest chooses the search-option „Search by ingredients“. He will be presented with a list of available ingredients, and also a search-textfield in which he can search for an ingredient by name. The guest then chooses the ingredients he wants the recipe to contain, and press</text:span><text:span text:style-name="T4">es the search-button </text:span><text:span text:style-name="T7">or Enter,</text:span><text:span text:style-name="T4"> and a list of all available recipes </text:span><text:span text:style-name="T9">containing the specified ingredients </text:span><text:span text:style-name="T4">are shown to the user.</text:span><text:span text:style-name="T28"> Furthermore, recipe-specific information is shown additionally to the name. </text:span><text:span text:style-name="T29">This includes </text:span><text:span text:style-name="T28">the time it takes to complete the recipe, and the difficulty (</text:span><text:span text:style-name="T30">more? Maybe the picture?</text:span><text:span text:style-name="T28">).</text:span><text:span text:style-name="T4"> The </text:span><text:span text:style-name="T5">guest</text:span><text:span text:style-name="T4"> can then peruse the list </text:span><text:span text:style-name="T5">and click on the recipe he wants to view. The recipe view is then opened </text:span><text:span text:style-name="T6">(see use case „View recipe“).</text:span></text:p>
      <text:p text:style-name="P12"><text:span text:style-name="T31">A</text:span>lternative flow: <text:span text:style-name="T2">The guest is a logged-in user or the administrator. To assume one of those rules, the guest has to log in first (see use case: „</text:span><text:span text:style-name="T32">Log in</text:span><text:span text:style-name="T2">“)</text:span></text:p>
      <text:p text:style-name="P12"/>
      <text:p text:style-name="P12"/>
      <text:p text:style-name="P12"/>
      <text:p text:style-name="P12"/>
      <text:p text:style-name="P15"><text:soft-page-break/>Title: <text:span text:style-name="T10">Download a recipe</text:span></text:p>
      <text:p text:style-name="P6">Actors: <text:span text:style-name="T2">logged-in user, </text:span><text:span text:style-name="T6">admin, </text:span><text:span text:style-name="T2">guest</text:span></text:p>
      <text:p text:style-name="P16">Primary Actor: <text:span text:style-name="T3">guest</text:span></text:p>
      <text:p text:style-name="P17"><text:span text:style-name="T26">P</text:span>recondition: <text:span text:style-name="T12">A recipe is </text:span><text:span text:style-name="T13">being</text:span><text:span text:style-name="T12"> viewed (see use case „View </text:span><text:span text:style-name="T24">r</text:span><text:span text:style-name="T12">ecipe“).</text:span></text:p>
      <text:p text:style-name="P5">Basic flow: <text:span text:style-name="T11">The guest </text:span><text:span text:style-name="T13">clicks on the „Download Recipe“ button. The guest will be asked to choose a destination for the recipe-file. </text:span><text:span text:style-name="T25">The recipe is then saved to the local file system.</text:span></text:p>
      <text:p text:style-name="P13"><text:span text:style-name="T31">Alternative flow:</text:span><text:span text:style-name="T13"> The guest is a logged-in user or the administrator. To assume one of those rules, the guest has to log in first (see use case: „</text:span><text:span text:style-name="T34">Log in</text:span><text:span text:style-name="T13">“)</text:span></text:p>
      <text:h text:style-name="P30" text:outline-level="1"><text:span text:style-name="T48">U</text:span>se cases 5</text:h>
      <text:p text:style-name="Text_20_body"><text:span text:style-name="T1">Favorite recipes, create lists of recipes</text:span></text:p>
      <text:p text:style-name="P15">Title: <text:span text:style-name="T10">Favorite a recipe</text:span></text:p>
      <text:p text:style-name="P5">Actors: <text:span text:style-name="T14">logged-in user, admin</text:span></text:p>
      <text:p text:style-name="P15">Primary Actor: <text:span text:style-name="T14">logged-in user</text:span></text:p>
      <text:p text:style-name="P21"><text:span text:style-name="T49">P</text:span>recondition: <text:span text:style-name="T2">The user has already logged in (see use case „</text:span><text:span text:style-name="T32">Log in</text:span><text:span text:style-name="T2">“) and is currently viewing a recipe (see use case „View Recipe“).</text:span></text:p>
      <text:p text:style-name="P5">Basic flow: <text:span text:style-name="T15">The user clicks the „Favorite this recipe“ button. </text:span><text:span text:style-name="T16">The recipe will be added to the user's favorites, which are accessible from the user's profile, and the „Favorite this recipe“ button changes to „Don't favorite this recipe anymore“. </text:span></text:p>
      <text:p text:style-name="P5"/>
      <text:p text:style-name="P15">Title: <text:span text:style-name="T10">Create a list of recipes</text:span></text:p>
      <text:p text:style-name="P5">Actors: <text:span text:style-name="T16">logged-in user, admin</text:span></text:p>
      <text:p text:style-name="P15">Primary Actor: <text:span text:style-name="T16">logged-in user</text:span></text:p>
      <text:p text:style-name="P22">Precondition: <text:span text:style-name="T14">The user has already logged in (see use case „</text:span><text:span text:style-name="T35">Log in</text:span><text:span text:style-name="T14">“) </text:span><text:span text:style-name="T2">and is currently viewing his profile.</text:span></text:p>
      <text:p text:style-name="P5">Basic flow: <text:span text:style-name="T40">The user presses the button „Create new recipe list“ available in the user's profile. The user will then define the name of the new list as well as an optional short description of the list. </text:span><text:span text:style-name="T41">In the profile a list of all created recipe lists is shown, and the newly created, empty one is added to this list. </text:span></text:p>
      <text:p text:style-name="P5"/>
      <text:p text:style-name="P27">Title: <text:span text:style-name="T18">Add a recipe to a recipe list</text:span></text:p>
      <text:p text:style-name="P8">Actors: <text:span text:style-name="T16">logged-in user, admin</text:span></text:p>
      <text:p text:style-name="P27">Primary Actor: <text:span text:style-name="T16">logged-in user</text:span></text:p>
      <text:p text:style-name="P24">Precondition: <text:span text:style-name="T14">The user has already logged in (see use case „</text:span><text:span text:style-name="T35">Log in</text:span><text:span text:style-name="T14">“)</text:span><text:span text:style-name="T18"> and is viewing a recipe </text:span><text:span text:style-name="T19">(see use case „View recipe“)</text:span><text:span text:style-name="T18">.</text:span></text:p>
      <text:p text:style-name="P8"><text:span text:style-name="T37">Basic flow: </text:span><text:span text:style-name="T42">The user presses the „Add this recipe to one of your lists“ button, and will then choose the list he wants to add the recipe to. He can choose all already created lists, </text:span><text:span text:style-name="T43">or he can choose the option „Create new list and add this recipe“ to create a new list (see use case „Create a list of recipes“) and automatically add the chosen recipe to it.</text:span></text:p>
      <text:p text:style-name="P8"/>
      <text:p text:style-name="P28">Title:<text:span text:style-name="T17"> </text:span><text:span text:style-name="T20">View recipe list</text:span></text:p>
      <text:p text:style-name="P9">Actors: <text:span text:style-name="T16">logged-in user, admin</text:span></text:p>
      <text:p text:style-name="P28">Primary Actor: <text:span text:style-name="T16">logged-in user</text:span></text:p>
      <text:p text:style-name="P25">Precondition: <text:span text:style-name="T14">The user has already logged in (see use case „</text:span><text:span text:style-name="T35">Log in</text:span><text:span text:style-name="T14">“) </text:span><text:span text:style-name="T2">and is currently viewing his profile.</text:span></text:p>
      <text:p text:style-name="P9"><text:span text:style-name="T38">Basic flow: </text:span><text:span text:style-name="T46">The users clicks on one of the already created recipe lists shown in the user's profile. A detailed view of the list is shown. This includes the total number of recipes in this list as well as a lineup of all recipes contained. </text:span></text:p>
      <text:p text:style-name="P5"/>
      <text:p text:style-name="P26">Title: <text:span text:style-name="T17">Edit list of recipes</text:span></text:p>
      <text:p text:style-name="P7">Actors: <text:span text:style-name="T16">logged-in user, admin</text:span></text:p>
      <text:p text:style-name="P26"><text:soft-page-break/>Primary Actor: <text:span text:style-name="T16">logged-in user</text:span></text:p>
      <text:p text:style-name="P23">Precondition: <text:span text:style-name="T14">The user has already logged in (see use case „</text:span><text:span text:style-name="T35">Log in</text:span><text:span text:style-name="T14">“) </text:span><text:span text:style-name="T2">and is currently viewing his profile.</text:span></text:p>
      <text:p text:style-name="P7"><text:span text:style-name="T36">Basic flow:</text:span><text:span text:style-name="T39"> </text:span><text:span text:style-name="T44">The user chooses to view an already created recipe list in detail (see use case „View recipe list“). </text:span><text:span text:style-name="T45">All recipes contained in this list are shown. The user can choose for each of those recipes whether he wants to remove them from the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roman"/>
    <style:font-face style:name="Liberation Sans1" svg:font-family="'Liberation Sans'"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126in"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10:30:29.509678875</meta:creation-date>
    <dc:date>2015-03-21T14:20:53.387900089</dc:date>
    <meta:editing-duration>PT3H48M26S</meta:editing-duration>
    <meta:editing-cycles>36</meta:editing-cycles>
    <meta:generator>LibreOffice/4.2.7.2$Linux_X86_64 LibreOffice_project/420m0$Build-2</meta:generator>
    <meta:document-statistic meta:table-count="0" meta:image-count="0" meta:object-count="0" meta:page-count="3" meta:paragraph-count="53" meta:word-count="1036" meta:character-count="5983" meta:non-whitespace-character-count="4997"/>
  </office:meta>
</office:document-meta>
</file>